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c0"/>
    </style:style>
    <style:style style:name="T3" style:family="text">
      <style:text-properties fo:color="#7f0055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DO</text:p>
      <text:p text:style-name="P2"/>
      <text:p text:style-name="P2"/>
      <text:p text:style-name="P2"/>
      <text:p text:style-name="P2">&lt;?php</text:p>
      <text:p text:style-name="P1"/>
      <text:p text:style-name="P1"><text:span text:style-name="T1">$dbtype =</text:span><text:span text:style-name="T2">'mysql'</text:span><text:span text:style-name="T1">;</text:span></text:p>
      <text:p text:style-name="P1"><text:span text:style-name="T1">$host = </text:span><text:span text:style-name="T2">'127.0.0.1'</text:span><text:span text:style-name="T1">;</text:span></text:p>
      <text:p text:style-name="P1"><text:span text:style-name="T1">$dbname =</text:span><text:span text:style-name="T2">'employees'</text:span><text:span text:style-name="T1">;</text:span></text:p>
      <text:p text:style-name="P1"><text:span text:style-name="T1">$user=</text:span><text:span text:style-name="T2">'root'</text:span><text:span text:style-name="T1">;</text:span></text:p>
      <text:p text:style-name="P1"><text:span text:style-name="T1">$pass=</text:span><text:span text:style-name="T2">''</text:span><text:span text:style-name="T1">;</text:span></text:p>
      <text:p text:style-name="P1"/>
      <text:p text:style-name="P3">try</text:p>
      <text:p text:style-name="P4">{</text:p>
      <text:p text:style-name="P1"><text:span text:style-name="T1"><text:tab/>$dbh = </text:span><text:span text:style-name="T3">new </text:span><text:span text:style-name="T1">PDO($dbtype.</text:span><text:span text:style-name="T2">':host='</text:span><text:span text:style-name="T1">.$host.</text:span><text:span text:style-name="T2">';dbname='</text:span><text:span text:style-name="T1">.$dbname, $user, $pass);</text:span></text:p>
      <text:p text:style-name="P1"><text:span text:style-name="T1"><text:tab/>$row = $dbh-&gt;query(</text:span><text:span text:style-name="T2">'SELECT * from employees'</text:span><text:span text:style-name="T1">)-&gt;fetch();</text:span></text:p>
      <text:p text:style-name="P4"><text:tab/>print_r($row);</text:p>
      <text:p text:style-name="P1"><text:span text:style-name="T1"><text:tab/>$dbh=</text:span><text:span text:style-name="T3">null</text:span><text:span text:style-name="T1">;</text:span></text:p>
      <text:p text:style-name="P4">}</text:p>
      <text:p text:style-name="P1"/>
      <text:p text:style-name="P1"><text:span text:style-name="T3">catch </text:span><text:span text:style-name="T1">(PDOException $e)</text:span></text:p>
      <text:p text:style-name="P4"><text:tab/>{</text:p>
      <text:p text:style-name="P1"><text:span text:style-name="T1"><text:tab/><text:tab/><text:tab/></text:span><text:span text:style-name="T3">print </text:span><text:span text:style-name="T2">"Error!:" </text:span><text:span text:style-name="T1">. $e-&gt;getMessege();</text:span></text:p>
      <text:p text:style-name="P4"><text:tab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09:55:53</meta:creation-date>
    <dc:date>2013-08-07T09:56:17</dc:date>
    <meta:editing-duration>P0D</meta:editing-duration>
    <meta:editing-cycles>1</meta:editing-cycles>
    <meta:document-statistic meta:table-count="0" meta:image-count="0" meta:object-count="0" meta:page-count="1" meta:paragraph-count="18" meta:word-count="37" meta:character-count="313" meta:non-whitespace-character-count="285"/>
    <meta:generator>LibreOffice/3.5$Linux_X86_64 LibreOffice_project/350m1$Build-2</meta:generator>
  </office:meta>
</office:document-meta>
</file>